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9d22" officeooo:paragraph-rsid="00099d22"/>
    </style:style>
    <style:style style:name="P2" style:family="paragraph" style:parent-style-name="Standard">
      <style:paragraph-properties fo:text-align="start" style:justify-single-word="false"/>
      <style:text-properties officeooo:rsid="00099d22" officeooo:paragraph-rsid="000afd78"/>
    </style:style>
    <style:style style:name="P3" style:family="paragraph" style:parent-style-name="Standard">
      <style:paragraph-properties fo:text-align="start" style:justify-single-word="false"/>
      <style:text-properties officeooo:rsid="00099d22" officeooo:paragraph-rsid="000ff69f"/>
    </style:style>
    <style:style style:name="P4" style:family="paragraph" style:parent-style-name="Standard">
      <style:paragraph-properties fo:text-align="start" style:justify-single-word="false"/>
      <style:text-properties officeooo:rsid="00099d22" officeooo:paragraph-rsid="001d9962"/>
    </style:style>
    <style:style style:name="P5" style:family="paragraph" style:parent-style-name="Standard">
      <style:paragraph-properties fo:text-align="start" style:justify-single-word="false"/>
      <style:text-properties officeooo:rsid="00099d22" officeooo:paragraph-rsid="00272e69"/>
    </style:style>
    <style:style style:name="P6" style:family="paragraph" style:parent-style-name="Standard">
      <style:paragraph-properties fo:text-align="start" style:justify-single-word="false"/>
      <style:text-properties officeooo:rsid="000aacd3" officeooo:paragraph-rsid="000aacd3"/>
    </style:style>
    <style:style style:name="P7" style:family="paragraph" style:parent-style-name="Standard">
      <style:paragraph-properties fo:text-align="start" style:justify-single-word="false"/>
      <style:text-properties officeooo:rsid="000aacd3" officeooo:paragraph-rsid="002b1dd8"/>
    </style:style>
    <style:style style:name="P8" style:family="paragraph" style:parent-style-name="Standard">
      <style:paragraph-properties fo:text-align="start" style:justify-single-word="false"/>
      <style:text-properties officeooo:rsid="000aacd3" officeooo:paragraph-rsid="002c19d3"/>
    </style:style>
    <style:style style:name="P9" style:family="paragraph" style:parent-style-name="Standard">
      <style:paragraph-properties fo:text-align="start" style:justify-single-word="false"/>
      <style:text-properties officeooo:rsid="000afd78" officeooo:paragraph-rsid="000afd78"/>
    </style:style>
    <style:style style:name="P10" style:family="paragraph" style:parent-style-name="Standard">
      <style:paragraph-properties fo:text-align="start" style:justify-single-word="false"/>
      <style:text-properties fo:font-weight="normal" officeooo:rsid="000afd78" officeooo:paragraph-rsid="000afd78" style:font-weight-asian="normal" style:font-weight-complex="normal"/>
    </style:style>
    <style:style style:name="P11" style:family="paragraph" style:parent-style-name="Standard">
      <style:paragraph-properties fo:text-align="start" style:justify-single-word="false"/>
      <style:text-properties fo:font-weight="normal" officeooo:rsid="000d40a8" officeooo:paragraph-rsid="000d40a8" style:font-weight-asian="normal" style:font-weight-complex="normal"/>
    </style:style>
    <style:style style:name="P12" style:family="paragraph" style:parent-style-name="Standard">
      <style:paragraph-properties fo:text-align="start" style:justify-single-word="false"/>
      <style:text-properties fo:font-weight="normal" officeooo:rsid="000ff69f" officeooo:paragraph-rsid="000ff69f" style:font-weight-asian="normal" style:font-weight-complex="normal"/>
    </style:style>
    <style:style style:name="P13" style:family="paragraph" style:parent-style-name="Standard">
      <style:paragraph-properties fo:text-align="start" style:justify-single-word="false"/>
      <style:text-properties fo:font-weight="normal" officeooo:rsid="00119814" officeooo:paragraph-rsid="00119814" style:font-weight-asian="normal" style:font-weight-complex="normal"/>
    </style:style>
    <style:style style:name="P14" style:family="paragraph" style:parent-style-name="Standard">
      <style:paragraph-properties fo:text-align="start" style:justify-single-word="false"/>
      <style:text-properties fo:font-weight="normal" officeooo:rsid="00119814" officeooo:paragraph-rsid="0012982f" style:font-weight-asian="normal" style:font-weight-complex="normal"/>
    </style:style>
    <style:style style:name="P15" style:family="paragraph" style:parent-style-name="Standard">
      <style:paragraph-properties fo:text-align="start" style:justify-single-word="false"/>
      <style:text-properties fo:font-weight="normal" officeooo:rsid="0012982f" officeooo:paragraph-rsid="0012982f" style:font-weight-asian="normal" style:font-weight-complex="normal"/>
    </style:style>
    <style:style style:name="P16" style:family="paragraph" style:parent-style-name="Standard">
      <style:paragraph-properties fo:text-align="start" style:justify-single-word="false"/>
      <style:text-properties fo:font-weight="normal" officeooo:rsid="0013a244" officeooo:paragraph-rsid="0013a244" style:font-weight-asian="normal" style:font-weight-complex="normal"/>
    </style:style>
    <style:style style:name="P17" style:family="paragraph" style:parent-style-name="Standard">
      <style:paragraph-properties fo:text-align="start" style:justify-single-word="false"/>
      <style:text-properties fo:font-weight="normal" officeooo:rsid="00140d58" officeooo:paragraph-rsid="00140d58" style:font-weight-asian="normal" style:font-weight-complex="normal"/>
    </style:style>
    <style:style style:name="P18" style:family="paragraph" style:parent-style-name="Standard">
      <style:paragraph-properties fo:text-align="start" style:justify-single-word="false"/>
      <style:text-properties fo:font-weight="normal" officeooo:rsid="0014fd8d" officeooo:paragraph-rsid="0014fd8d" style:font-weight-asian="normal" style:font-weight-complex="normal"/>
    </style:style>
    <style:style style:name="P19" style:family="paragraph" style:parent-style-name="Standard">
      <style:paragraph-properties fo:text-align="start" style:justify-single-word="false"/>
      <style:text-properties fo:font-weight="normal" officeooo:rsid="0016637d" officeooo:paragraph-rsid="0016637d" style:font-weight-asian="normal" style:font-weight-complex="normal"/>
    </style:style>
    <style:style style:name="P20" style:family="paragraph" style:parent-style-name="Standard">
      <style:paragraph-properties fo:text-align="start" style:justify-single-word="false"/>
      <style:text-properties fo:font-weight="normal" officeooo:rsid="0012a2c9" officeooo:paragraph-rsid="0012a2c9" style:font-weight-asian="normal" style:font-weight-complex="normal"/>
    </style:style>
    <style:style style:name="P21" style:family="paragraph" style:parent-style-name="Standard">
      <style:paragraph-properties fo:text-align="start" style:justify-single-word="false"/>
      <style:text-properties fo:font-weight="normal" officeooo:rsid="00181719" officeooo:paragraph-rsid="00181719" style:font-weight-asian="normal" style:font-weight-complex="normal"/>
    </style:style>
    <style:style style:name="P22" style:family="paragraph" style:parent-style-name="Standard">
      <style:paragraph-properties fo:text-align="start" style:justify-single-word="false"/>
      <style:text-properties fo:font-weight="normal" officeooo:rsid="00190a9e" officeooo:paragraph-rsid="00190a9e" style:font-weight-asian="normal" style:font-weight-complex="normal"/>
    </style:style>
    <style:style style:name="P23" style:family="paragraph" style:parent-style-name="Standard">
      <style:paragraph-properties fo:text-align="start" style:justify-single-word="false"/>
      <style:text-properties fo:font-weight="normal" officeooo:rsid="001a8f44" officeooo:paragraph-rsid="001a8f44" style:font-weight-asian="normal" style:font-weight-complex="normal"/>
    </style:style>
    <style:style style:name="P24" style:family="paragraph" style:parent-style-name="Standard">
      <style:paragraph-properties fo:text-align="start" style:justify-single-word="false"/>
      <style:text-properties fo:font-weight="normal" officeooo:rsid="001c3d29" officeooo:paragraph-rsid="001c3d29" style:font-weight-asian="normal" style:font-weight-complex="normal"/>
    </style:style>
    <style:style style:name="P25" style:family="paragraph" style:parent-style-name="Standard">
      <style:paragraph-properties fo:text-align="start" style:justify-single-word="false"/>
      <style:text-properties fo:font-weight="normal" officeooo:rsid="001d9962" officeooo:paragraph-rsid="001d9962" style:font-weight-asian="normal" style:font-weight-complex="normal"/>
    </style:style>
    <style:style style:name="P26" style:family="paragraph" style:parent-style-name="Standard">
      <style:paragraph-properties fo:text-align="start" style:justify-single-word="false"/>
      <style:text-properties fo:font-weight="normal" officeooo:rsid="002b1dd8" officeooo:paragraph-rsid="002b1dd8" style:font-weight-asian="normal" style:font-weight-complex="normal"/>
    </style:style>
    <style:style style:name="P27" style:family="paragraph" style:parent-style-name="Standard">
      <style:paragraph-properties fo:text-align="start" style:justify-single-word="false"/>
      <style:text-properties fo:font-weight="normal" officeooo:rsid="002b1dd8" officeooo:paragraph-rsid="002c19d3" style:font-weight-asian="normal" style:font-weight-complex="normal"/>
    </style:style>
    <style:style style:name="P28" style:family="paragraph" style:parent-style-name="Standard">
      <style:paragraph-properties fo:text-align="start" style:justify-single-word="false"/>
      <style:text-properties fo:font-weight="normal" officeooo:rsid="002c19d3" officeooo:paragraph-rsid="002c19d3" style:font-weight-asian="normal" style:font-weight-complex="normal"/>
    </style:style>
    <style:style style:name="P29" style:family="paragraph" style:parent-style-name="Standard">
      <style:paragraph-properties fo:text-align="start" style:justify-single-word="false"/>
      <style:text-properties fo:font-weight="normal" officeooo:rsid="00300577" officeooo:paragraph-rsid="00300577" style:font-weight-asian="normal" style:font-weight-complex="normal"/>
    </style:style>
    <style:style style:name="P30" style:family="paragraph" style:parent-style-name="Standard">
      <style:paragraph-properties fo:text-align="start" style:justify-single-word="false"/>
      <style:text-properties fo:font-weight="normal" officeooo:rsid="0033cd20" officeooo:paragraph-rsid="0033cd20" style:font-weight-asian="normal" style:font-weight-complex="normal"/>
    </style:style>
    <style:style style:name="P31" style:family="paragraph" style:parent-style-name="Standard">
      <style:paragraph-properties fo:text-align="start" style:justify-single-word="false"/>
      <style:text-properties officeooo:rsid="000be55e" officeooo:paragraph-rsid="000be55e"/>
    </style:style>
    <style:style style:name="P32" style:family="paragraph" style:parent-style-name="Standard">
      <style:paragraph-properties fo:text-align="start" style:justify-single-word="false"/>
      <style:text-properties officeooo:rsid="000d40a8" officeooo:paragraph-rsid="000d40a8"/>
    </style:style>
    <style:style style:name="P33" style:family="paragraph" style:parent-style-name="Standard">
      <style:paragraph-properties fo:text-align="start" style:justify-single-word="false"/>
      <style:text-properties fo:font-weight="bold" officeooo:rsid="000d40a8" officeooo:paragraph-rsid="000d40a8" style:font-weight-asian="bold" style:font-weight-complex="bold"/>
    </style:style>
    <style:style style:name="P34" style:family="paragraph" style:parent-style-name="Standard">
      <style:paragraph-properties fo:text-align="start" style:justify-single-word="false"/>
      <style:text-properties fo:font-weight="bold" officeooo:rsid="000be55e" officeooo:paragraph-rsid="000be55e" style:font-weight-asian="bold" style:font-weight-complex="bold"/>
    </style:style>
    <style:style style:name="P35" style:family="paragraph" style:parent-style-name="Standard">
      <style:paragraph-properties fo:text-align="start" style:justify-single-word="false"/>
      <style:text-properties fo:font-weight="bold" officeooo:rsid="00099d22" officeooo:paragraph-rsid="00099d22" style:font-weight-asian="bold" style:font-weight-complex="bold"/>
    </style:style>
    <style:style style:name="P36" style:family="paragraph" style:parent-style-name="Standard">
      <style:paragraph-properties fo:text-align="start" style:justify-single-word="false"/>
      <style:text-properties fo:font-weight="bold" officeooo:rsid="000afd78" officeooo:paragraph-rsid="000afd78" style:font-weight-asian="bold" style:font-weight-complex="bold"/>
    </style:style>
    <style:style style:name="P37" style:family="paragraph" style:parent-style-name="Standard">
      <style:paragraph-properties fo:text-align="start" style:justify-single-word="false"/>
      <style:text-properties fo:font-weight="bold" officeooo:rsid="00119814" officeooo:paragraph-rsid="00119814" style:font-weight-asian="bold" style:font-weight-complex="bold"/>
    </style:style>
    <style:style style:name="P38" style:family="paragraph" style:parent-style-name="Standard">
      <style:paragraph-properties fo:text-align="start" style:justify-single-word="false"/>
      <style:text-properties fo:font-weight="bold" officeooo:rsid="0012a2c9" officeooo:paragraph-rsid="0012a2c9" style:font-weight-asian="bold" style:font-weight-complex="bold"/>
    </style:style>
    <style:style style:name="P39" style:family="paragraph" style:parent-style-name="Standard">
      <style:paragraph-properties fo:text-align="start" style:justify-single-word="false"/>
      <style:text-properties fo:font-weight="bold" officeooo:rsid="0013a244" officeooo:paragraph-rsid="0013a244" style:font-weight-asian="bold" style:font-weight-complex="bold"/>
    </style:style>
    <style:style style:name="P40" style:family="paragraph" style:parent-style-name="Standard">
      <style:paragraph-properties fo:text-align="start" style:justify-single-word="false"/>
      <style:text-properties fo:font-weight="bold" officeooo:rsid="00140d58" officeooo:paragraph-rsid="00140d58" style:font-weight-asian="bold" style:font-weight-complex="bold"/>
    </style:style>
    <style:style style:name="P41" style:family="paragraph" style:parent-style-name="Standard">
      <style:paragraph-properties fo:text-align="start" style:justify-single-word="false"/>
      <style:text-properties fo:font-weight="bold" officeooo:rsid="0014fd8d" officeooo:paragraph-rsid="0014fd8d" style:font-weight-asian="bold" style:font-weight-complex="bold"/>
    </style:style>
    <style:style style:name="P42" style:family="paragraph" style:parent-style-name="Standard">
      <style:paragraph-properties fo:text-align="start" style:justify-single-word="false"/>
      <style:text-properties fo:font-weight="bold" officeooo:rsid="0016637d" officeooo:paragraph-rsid="0016637d" style:font-weight-asian="bold" style:font-weight-complex="bold"/>
    </style:style>
    <style:style style:name="P43" style:family="paragraph" style:parent-style-name="Standard">
      <style:paragraph-properties fo:text-align="start" style:justify-single-word="false"/>
      <style:text-properties fo:font-weight="bold" officeooo:rsid="00181719" officeooo:paragraph-rsid="00181719" style:font-weight-asian="bold" style:font-weight-complex="bold"/>
    </style:style>
    <style:style style:name="P44" style:family="paragraph" style:parent-style-name="Standard">
      <style:paragraph-properties fo:text-align="start" style:justify-single-word="false"/>
      <style:text-properties fo:font-weight="bold" officeooo:rsid="000aacd3" officeooo:paragraph-rsid="002b1dd8" style:font-weight-asian="bold" style:font-weight-complex="bold"/>
    </style:style>
    <style:style style:name="P45" style:family="paragraph" style:parent-style-name="Standard">
      <style:paragraph-properties fo:text-align="start" style:justify-single-word="false"/>
      <style:text-properties fo:font-weight="bold" officeooo:rsid="000aacd3" officeooo:paragraph-rsid="000aacd3" style:font-weight-asian="bold" style:font-weight-complex="bold"/>
    </style:style>
    <style:style style:name="P46" style:family="paragraph" style:parent-style-name="Standard">
      <style:paragraph-properties fo:text-align="start" style:justify-single-word="false"/>
      <style:text-properties fo:font-weight="bold" officeooo:rsid="0033cd20" officeooo:paragraph-rsid="0033cd20" style:font-weight-asian="bold" style:font-weight-complex="bold"/>
    </style:style>
    <style:style style:name="P47" style:family="paragraph" style:parent-style-name="Standard">
      <style:paragraph-properties fo:text-align="start" style:justify-single-word="false"/>
      <style:text-properties officeooo:rsid="000e5d99" officeooo:paragraph-rsid="000e5d99"/>
    </style:style>
    <style:style style:name="P48" style:family="paragraph" style:parent-style-name="Standard">
      <style:paragraph-properties fo:text-align="start" style:justify-single-word="false"/>
      <style:text-properties officeooo:rsid="000ff69f" officeooo:paragraph-rsid="000ff69f"/>
    </style:style>
    <style:style style:name="P49" style:family="paragraph" style:parent-style-name="Standard">
      <style:paragraph-properties fo:text-align="start" style:justify-single-word="false"/>
      <style:text-properties officeooo:rsid="00119814" officeooo:paragraph-rsid="00119814"/>
    </style:style>
    <style:style style:name="P5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90a9e" officeooo:paragraph-rsid="00190a9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normal" fo:font-weight="normal" officeooo:rsid="0012982f" officeooo:paragraph-rsid="0012982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12a2c9" officeooo:paragraph-rsid="0012a2c9"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officeooo:rsid="0012a2c9" officeooo:paragraph-rsid="0012a2c9"/>
    </style:style>
    <style:style style:name="P54" style:family="paragraph" style:parent-style-name="Standard">
      <style:paragraph-properties fo:text-align="start" style:justify-single-word="false"/>
      <style:text-properties style:text-underline-style="solid" style:text-underline-width="auto" style:text-underline-color="font-color" fo:font-weight="normal" officeooo:rsid="00190a9e" officeooo:paragraph-rsid="00190a9e" style:font-weight-asian="normal" style:font-weight-complex="normal"/>
    </style:style>
    <style:style style:name="P55" style:family="paragraph" style:parent-style-name="Standard">
      <style:paragraph-properties fo:text-align="start" style:justify-single-word="false"/>
      <style:text-properties style:text-underline-style="solid" style:text-underline-width="auto" style:text-underline-color="font-color" fo:font-weight="normal" officeooo:rsid="0022cb26" officeooo:paragraph-rsid="0022cb26" style:font-weight-asian="normal" style:font-weight-complex="normal"/>
    </style:style>
    <style:style style:name="P56" style:family="paragraph" style:parent-style-name="Standard">
      <style:paragraph-properties fo:text-align="start" style:justify-single-word="false"/>
      <style:text-properties style:text-underline-style="solid" style:text-underline-width="auto" style:text-underline-color="font-color" fo:font-weight="normal" officeooo:rsid="002c19d3" officeooo:paragraph-rsid="002c19d3" style:font-weight-asian="normal" style:font-weight-complex="normal"/>
    </style:style>
    <style:style style:name="P57" style:family="paragraph" style:parent-style-name="Standard">
      <style:paragraph-properties fo:text-align="start" style:justify-single-word="false"/>
      <style:text-properties style:text-underline-style="solid" style:text-underline-width="auto" style:text-underline-color="font-color" fo:font-weight="bold" officeooo:rsid="0020c71c" officeooo:paragraph-rsid="0020c71c" style:font-weight-asian="bold" style:font-weight-complex="bold"/>
    </style:style>
    <style:style style:name="P58" style:family="paragraph" style:parent-style-name="Standard">
      <style:paragraph-properties fo:text-align="start" style:justify-single-word="false"/>
      <style:text-properties style:text-underline-style="solid" style:text-underline-width="auto" style:text-underline-color="font-color" fo:font-weight="bold" officeooo:rsid="002107f4" officeooo:paragraph-rsid="002107f4" style:font-weight-asian="bold" style:font-weight-complex="bold"/>
    </style:style>
    <style:style style:name="P59" style:family="paragraph" style:parent-style-name="Standard">
      <style:paragraph-properties fo:text-align="start" style:justify-single-word="false"/>
      <style:text-properties style:text-underline-style="solid" style:text-underline-width="auto" style:text-underline-color="font-color" fo:font-weight="bold" officeooo:rsid="002149d1" officeooo:paragraph-rsid="002149d1" style:font-weight-asian="bold" style:font-weight-complex="bold"/>
    </style:style>
    <style:style style:name="P60" style:family="paragraph" style:parent-style-name="Standard">
      <style:paragraph-properties fo:text-align="start" style:justify-single-word="false"/>
      <style:text-properties style:text-underline-style="solid" style:text-underline-width="auto" style:text-underline-color="font-color" fo:font-weight="bold" officeooo:rsid="0021b17d" officeooo:paragraph-rsid="0021b17d" style:font-weight-asian="bold" style:font-weight-complex="bold"/>
    </style:style>
    <style:style style:name="P61" style:family="paragraph" style:parent-style-name="Standard">
      <style:paragraph-properties fo:text-align="start" style:justify-single-word="false"/>
      <style:text-properties style:text-underline-style="solid" style:text-underline-width="auto" style:text-underline-color="font-color" fo:font-weight="bold" officeooo:rsid="0022cb26" officeooo:paragraph-rsid="0022cb26" style:font-weight-asian="bold" style:font-weight-complex="bold"/>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248625" officeooo:paragraph-rsid="00248625" style:font-weight-asian="bold" style:font-weight-complex="bold"/>
    </style:style>
    <style:style style:name="P63" style:family="paragraph" style:parent-style-name="Standard">
      <style:paragraph-properties fo:text-align="start" style:justify-single-word="false"/>
      <style:text-properties officeooo:rsid="001f8165" officeooo:paragraph-rsid="001f8165"/>
    </style:style>
    <style:style style:name="P64" style:family="paragraph" style:parent-style-name="Standard">
      <style:paragraph-properties fo:text-align="start" style:justify-single-word="false"/>
      <style:text-properties officeooo:rsid="00203e7a" officeooo:paragraph-rsid="00203e7a"/>
    </style:style>
    <style:style style:name="P65" style:family="paragraph" style:parent-style-name="Standard">
      <style:paragraph-properties fo:text-align="start" style:justify-single-word="false"/>
      <style:text-properties officeooo:rsid="0020c71c" officeooo:paragraph-rsid="0020c71c"/>
    </style:style>
    <style:style style:name="P66" style:family="paragraph" style:parent-style-name="Standard">
      <style:paragraph-properties fo:text-align="start" style:justify-single-word="false"/>
      <style:text-properties style:text-underline-style="none" fo:font-weight="normal" officeooo:rsid="002107f4" officeooo:paragraph-rsid="002107f4"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2149d1" officeooo:paragraph-rsid="002149d1"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2149d1" officeooo:paragraph-rsid="00248625"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220cf6" officeooo:paragraph-rsid="00220cf6"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272e69" officeooo:paragraph-rsid="00272e69"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00aacd3" officeooo:paragraph-rsid="0029d89f" style:font-weight-asian="normal" style:font-weight-complex="normal"/>
    </style:style>
    <style:style style:name="P72" style:family="paragraph" style:parent-style-name="Standard">
      <style:paragraph-properties fo:text-align="start" style:justify-single-word="false"/>
      <style:text-properties style:text-underline-style="none" fo:font-weight="normal" officeooo:rsid="002c19d3" officeooo:paragraph-rsid="002c19d3" style:font-weight-asian="normal" style:font-weight-complex="normal"/>
    </style:style>
    <style:style style:name="P73" style:family="paragraph" style:parent-style-name="Standard">
      <style:paragraph-properties fo:text-align="start" style:justify-single-word="false"/>
      <style:text-properties style:text-underline-style="none" fo:font-weight="bold" officeooo:rsid="0021b17d" officeooo:paragraph-rsid="0021b17d" style:font-weight-asian="bold" style:font-weight-complex="bold"/>
    </style:style>
    <style:style style:name="P74" style:family="paragraph" style:parent-style-name="Standard">
      <style:paragraph-properties fo:text-align="start" style:justify-single-word="false"/>
      <style:text-properties style:text-underline-style="none" fo:font-weight="bold" officeooo:rsid="00220cf6" officeooo:paragraph-rsid="00220cf6" style:font-weight-asian="bold" style:font-weight-complex="bold"/>
    </style:style>
    <style:style style:name="P75" style:family="paragraph" style:parent-style-name="Standard">
      <style:paragraph-properties fo:text-align="start" style:justify-single-word="false"/>
      <style:text-properties style:text-underline-style="none" fo:font-weight="bold" officeooo:rsid="0022cb26" officeooo:paragraph-rsid="0022cb26" style:font-weight-asian="bold" style:font-weight-complex="bold"/>
    </style:style>
    <style:style style:name="P76" style:family="paragraph" style:parent-style-name="Standard">
      <style:paragraph-properties fo:text-align="start" style:justify-single-word="false"/>
      <style:text-properties style:text-underline-style="none" fo:font-weight="bold" officeooo:rsid="00248625" officeooo:paragraph-rsid="00248625" style:font-weight-asian="bold" style:font-weight-complex="bold"/>
    </style:style>
    <style:style style:name="P77" style:family="paragraph" style:parent-style-name="Standard">
      <style:paragraph-properties fo:text-align="start" style:justify-single-word="false"/>
      <style:text-properties officeooo:rsid="002b1dd8" officeooo:paragraph-rsid="002b1dd8"/>
    </style:style>
    <style:style style:name="P78" style:family="paragraph" style:parent-style-name="Standard">
      <style:paragraph-properties fo:text-align="start" style:justify-single-word="false"/>
      <style:text-properties officeooo:rsid="002c19d3" officeooo:paragraph-rsid="002c19d3"/>
    </style:style>
    <style:style style:name="P79" style:family="paragraph" style:parent-style-name="Standard">
      <style:paragraph-properties fo:text-align="start" style:justify-single-word="false"/>
      <style:text-properties officeooo:rsid="002ef653" officeooo:paragraph-rsid="002ef653"/>
    </style:style>
    <style:style style:name="P80" style:family="paragraph" style:parent-style-name="Standard">
      <style:paragraph-properties fo:text-align="start" style:justify-single-word="false"/>
      <style:text-properties officeooo:rsid="00300577" officeooo:paragraph-rsid="00300577"/>
    </style:style>
    <style:style style:name="P81" style:family="paragraph" style:parent-style-name="Standard">
      <style:paragraph-properties fo:text-align="start" style:justify-single-word="false"/>
      <style:text-properties officeooo:rsid="003027c2" officeooo:paragraph-rsid="003027c2"/>
    </style:style>
    <style:style style:name="P82" style:family="paragraph" style:parent-style-name="Standard">
      <style:paragraph-properties fo:text-align="start" style:justify-single-word="false"/>
      <style:text-properties officeooo:rsid="0031e0ce" officeooo:paragraph-rsid="0031e0ce"/>
    </style:style>
    <style:style style:name="P83" style:family="paragraph" style:parent-style-name="Standard">
      <style:paragraph-properties fo:text-align="start" style:justify-single-word="false"/>
      <style:text-properties officeooo:rsid="0031e0ce" officeooo:paragraph-rsid="0033e26a"/>
    </style:style>
    <style:style style:name="P84" style:family="paragraph" style:parent-style-name="Standard">
      <style:paragraph-properties fo:text-align="start" style:justify-single-word="false"/>
      <style:text-properties officeooo:rsid="0033cd20" officeooo:paragraph-rsid="0033cd20"/>
    </style:style>
    <style:style style:name="P85" style:family="paragraph" style:parent-style-name="Standard">
      <style:paragraph-properties fo:text-align="start" style:justify-single-word="false"/>
      <style:text-properties officeooo:rsid="0033e26a" officeooo:paragraph-rsid="0033e26a"/>
    </style:style>
    <style:style style:name="T1" style:family="text">
      <style:text-properties officeooo:rsid="000afd78"/>
    </style:style>
    <style:style style:name="T2" style:family="text">
      <style:text-properties fo:font-weight="bold" style:font-weight-asian="bold" style:font-weight-complex="bold"/>
    </style:style>
    <style:style style:name="T3" style:family="text">
      <style:text-properties fo:font-weight="bold" officeooo:rsid="000afd78" style:font-weight-asian="bold" style:font-weight-complex="bold"/>
    </style:style>
    <style:style style:name="T4" style:family="text">
      <style:text-properties fo:font-weight="bold" officeooo:rsid="0016637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fd78" style:font-weight-asian="normal" style:font-weight-complex="normal"/>
    </style:style>
    <style:style style:name="T7" style:family="text">
      <style:text-properties fo:font-weight="normal" officeooo:rsid="00220cf6" style:font-weight-asian="normal" style:font-weight-complex="normal"/>
    </style:style>
    <style:style style:name="T8" style:family="text">
      <style:text-properties officeooo:rsid="000d40a8"/>
    </style:style>
    <style:style style:name="T9" style:family="text">
      <style:text-properties officeooo:rsid="000df746"/>
    </style:style>
    <style:style style:name="T10" style:family="text">
      <style:text-properties officeooo:rsid="000e5d99"/>
    </style:style>
    <style:style style:name="T11" style:family="text">
      <style:text-properties officeooo:rsid="0012982f"/>
    </style:style>
    <style:style style:name="T12" style:family="text">
      <style:text-properties officeooo:rsid="0014fd8d"/>
    </style:style>
    <style:style style:name="T13" style:family="text">
      <style:text-properties officeooo:rsid="0016637d"/>
    </style:style>
    <style:style style:name="T14" style:family="text">
      <style:text-properties officeooo:rsid="00181719"/>
    </style:style>
    <style:style style:name="T15" style:family="text">
      <style:text-properties officeooo:rsid="00203e7a"/>
    </style:style>
    <style:style style:name="T16" style:family="text">
      <style:text-properties officeooo:rsid="0020c71c"/>
    </style:style>
    <style:style style:name="T17" style:family="text">
      <style:text-properties officeooo:rsid="002107f4"/>
    </style:style>
    <style:style style:name="T18" style:family="text">
      <style:text-properties officeooo:rsid="002149d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220cf6" style:font-weight-asian="normal" style:font-weight-complex="normal"/>
    </style:style>
    <style:style style:name="T21" style:family="text">
      <style:text-properties style:text-underline-style="none" fo:font-weight="normal" officeooo:rsid="0022cb26" style:font-weight-asian="normal" style:font-weight-complex="normal"/>
    </style:style>
    <style:style style:name="T22" style:family="text">
      <style:text-properties officeooo:rsid="002b1dd8"/>
    </style:style>
    <style:style style:name="T23" style:family="text">
      <style:text-properties officeooo:rsid="002c19d3"/>
    </style:style>
    <style:style style:name="T24" style:family="text">
      <style:text-properties officeooo:rsid="0033e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AM ROLE:---------------------------------------------------------------------------------------------------</text:p>
      <text:p text:style-name="P1"/>
      <text:p text:style-name="P6">IAM is where you manage your AWS users,groups, and roles and their acces to AWS services.</text:p>
      <text:p text:style-name="P6">For users/group you attach policies , <text:s/>for services(EC2,S3) you assign ROLES.</text:p>
      <text:p text:style-name="P6"/>
      <text:p text:style-name="P6">*By default, any new IAM user you create in AWS account is creates with NO acces to any AWS services.</text:p>
      <text:p text:style-name="P6"/>
      <text:p text:style-name="P6">*MFA(multi factor authentication)- you give the root user this authentication to securely sign in to AWS (it means 2 ways of authentication by AWS web browser and by phone).</text:p>
      <text:p text:style-name="P6"/>
      <text:p text:style-name="P6">*<text:span text:style-name="T1">IAM API Keys: Access Key ID &amp; Secret Access Key will give users to ability to use the AWS CLI.</text:span></text:p>
      <text:p text:style-name="P6"/>
      <text:p text:style-name="P6">*<text:span text:style-name="T1">IAM Security Token Service: If you want to grant </text:span><text:span text:style-name="T3">temporary access </text:span><text:span text:style-name="T6">for users in AWS </text:span></text:p>
      <text:p text:style-name="P9"><text:span text:style-name="T5">same as API key , used for CLI but for limites time.</text:span></text:p>
      <text:p text:style-name="P9"><text:span text:style-name="T5">Used also for </text:span><text:span text:style-name="T2">Roles for Cross-Account Access</text:span></text:p>
      <text:p text:style-name="P9"><text:span text:style-name="T2"/></text:p>
      <text:p text:style-name="P10">*IAM Policy: This is a document that will give you the acces to recources, there is a way to create a simple policy by coping an AWS policy and modifing it to your needs.</text:p>
      <text:p text:style-name="P2"/>
      <text:p text:style-name="P1"/>
      <text:p text:style-name="P36">AWS Edge Location:-----------------------------------------------------------------------------------------</text:p>
      <text:p text:style-name="P9">These datacenters are spread around the world and provide fast DNS lookups for Route53 and </text:p>
      <text:p text:style-name="P9">if you use cloudfront , the data that you will tell CloudFront to cache will be at this location, this will reduce the latency of your application <text:s/>globaly.</text:p>
      <text:p text:style-name="P9"/>
      <text:p text:style-name="P9"/>
      <text:p text:style-name="P9">Regional Edge Cache:</text:p>
      <text:p text:style-name="P31">Sometime you will want CloudFront to cache content on its Edge locations but if the content is not pulled from users / ( the data is not used) . Instead of CloudFront to eject the content (this will couse another write from the origin to the Edgelocation) <text:s/>CloudFront will store this data in another server that is close to him called Regional Edge Cache. Next time the content will be asked from the user it will come from the Regional cache and not from the origin.</text:p>
      <text:p text:style-name="P1"/>
      <text:p text:style-name="P31"/>
      <text:p text:style-name="P34">Hybrid<text:span text:style-name="T8">Environment:-----------------------------------------------------------------------------------------</text:span></text:p>
      <text:p text:style-name="P32">This is an Environment that is on-premise and wants to move to cloud infrastructure, it can be scaled so both environments need to connect with each other :</text:p>
      <text:p text:style-name="P33"/>
      <text:p text:style-name="P33">Virtual Private Network:</text:p>
      <text:p text:style-name="P11">a VPN allows to seperate networks to communicate with private IP addresses, it means that to geographical seperate netorks can combine, you can extend your network <text:s/>with another network on the vpc , you need to configure IPSec to make it secure(<text:span text:style-name="T2">ALL DATA BETWEEN THE NETWORKS IS ENCRYPTED</text:span>)</text:p>
      <text:p text:style-name="P11"/>
      <text:p text:style-name="P32">COMPONENTS TO ESTABLISH THE VPN:</text:p>
      <text:p text:style-name="P32">-Customer Gateway : <text:span text:style-name="T9">this is the physical component on the on-premise datacenter that connects to the Virtual Private Gateway provided by AWS. You need to configure in this device the ip addres of the Virtual Gateway.</text:span></text:p>
      <text:p text:style-name="P32">*** <text:span text:style-name="T10">static routing – you define routes</text:span></text:p>
      <text:p text:style-name="P32">*** <text:span text:style-name="T10">dynamic routing - <text:s/>routes automaticaly, automatic failover</text:span></text:p>
      <text:p text:style-name="P47"><text:soft-page-break/>***Each connection uses two Ipsec tunnels for redundancy.</text:p>
      <text:p text:style-name="P47">(it means that you gate from AWS to Virtual Private Gateways to establish the VPN , it is your choice to make 2 or 1 tunnel in the IPSEC VPN.</text:p>
      <text:p text:style-name="P47"/>
      <text:p text:style-name="P47">- Virtual Private Gateway : This is the connector that connect the VPC to the Customer Gateways.</text:p>
      <text:p text:style-name="P47">This is the target for the route tables in the VPC if thay want to get to the other network and this Is the target configured in the Customer Gateway route table .</text:p>
      <text:p text:style-name="P47"/>
      <text:p text:style-name="P47">Customer Gateway &gt;&gt;&gt;&gt;&gt;&gt; VPN &lt;&lt;&lt;&lt;&lt;&lt;&lt;&lt; Virtual Private Gateway</text:p>
      <text:p text:style-name="P32"/>
      <text:p text:style-name="P33">AWS Direct Connect :</text:p>
      <text:p text:style-name="P12">This is a service that provides a dedicated network connection between your network and one of the AWS Direct Connect locations.</text:p>
      <text:p text:style-name="P12">- Fast , dedicated private connection (reduce latency).</text:p>
      <text:p text:style-name="P12">You can use multipile VIFS(Virtual interfaces) to connect the Direct connect location in the AWS to connect to multiple VPCs in <text:s/>your acount.</text:p>
      <text:p text:style-name="P12">This will give you a secured fast private connection between your on-premise DATACENTER to AWS VPC.</text:p>
      <text:p text:style-name="P12"/>
      <text:p text:style-name="P12">Direct Connect Location &gt;&gt;&gt;&gt;&gt;&gt;&gt;&gt;&gt; Direct Connect Gateways &gt;&gt;&gt;&gt;&gt; VIFS(Virtual Interfaces) &gt;&gt; Your VPCS.</text:p>
      <text:p text:style-name="P33"/>
      <text:p text:style-name="P32"/>
      <text:p text:style-name="P33">AWS Storage Gateway:</text:p>
      <text:p text:style-name="P48">This service connects your on-premise data to S3,EBS,GLACIER / OTHER Storage services in AWS From your on-premise datacenter, you can acces the data on the AWS with (<text:span text:style-name="T2">LOW LATENCY</text:span>)</text:p>
      <text:p text:style-name="P48"/>
      <text:p text:style-name="P3"/>
      <text:p text:style-name="P37">VPC PEERING :---------------------------------------------------------------------------------------------</text:p>
      <text:p text:style-name="P49">This option is used to connect 2 VPC in the same region or 2 VPC in different regions (inter-region VPC peering) , it means that you can use private ip addresses between this VPC’s , The CIDR blocks in the VPC need to be different and you need to configure in the route tables to connect to the peering point, you can configure connection between VPC to a dedicated subnet in the other VPC.</text:p>
      <text:p text:style-name="P49">This option is not Transitive. If there is a peer between VPC 1 to VPC2 and between VPC 2 to VPC3 <text:s/>there will not be an automaticaly peer between VPC1 to VPC3.</text:p>
      <text:p text:style-name="P49"/>
      <text:p text:style-name="P49"/>
      <text:p text:style-name="P37">S3: ----------------------------------------------------------------------------------------------------------------</text:p>
      <text:p text:style-name="P13">you can use S3 to store your data:</text:p>
      <text:p text:style-name="P14">different classed to the objects:(standard,<text:span text:style-name="T11">INFREQUENT ACCES,GLACIER</text:span>), will give you difference in availability , durability, and cost for keeping the data.</text:p>
      <text:p text:style-name="P15">Glacier – for long term (achive documents, long time to get your object)</text:p>
      <text:p text:style-name="P15">Infrequent access(for less frequently access but needs the object fast)</text:p>
      <text:p text:style-name="P13">You can configure lifecycles in S3 so that objects can change the clases and therefor optimal your use in the S3 service.</text:p>
      <text:p text:style-name="P13"/>
      <text:p text:style-name="P13">Failover routing in s3 means that if an ec2 that hosting a web is stopped the ROUTE53 will route the customers to a web(static web ) <text:s/>that is located in S3. You need to configure this in ROUTE53.</text:p>
      <text:p text:style-name="P13">***<text:span text:style-name="T11">For a DNS record to use as an endpoint, the bucket name MUST be the same as the domain name.</text:span></text:p>
      <text:p text:style-name="P37"><text:soft-page-break/></text:p>
      <text:p text:style-name="P37"/>
      <text:p text:style-name="P37"/>
      <text:p text:style-name="P37">CLOUDFRONT:-----------------------------------------------------------------------------------------------</text:p>
      <text:p text:style-name="P51"/>
      <text:p text:style-name="P51">This is AWS CDN service, you define what objects will ce cached in the cdn </text:p>
      <text:p text:style-name="P51">you can use ROUTE53 to write records (CNAME) to your desired content in CDN.</text:p>
      <text:p text:style-name="P51"><text:a xlink:type="simple" xlink:href="http://cdn.mydomain.com/" text:style-name="Internet_20_link" text:visited-style-name="Visited_20_Internet_20_Link">http://cdn.mydomain.com</text:a> will give you content.</text:p>
      <text:p text:style-name="P51">CloudFront edge location gets the data from origins , and cache uneeded data at a regional cache server .</text:p>
      <text:p text:style-name="P52">**CDN is secured with SSL Certificates ,END-TO-END HTTPS,</text:p>
      <text:p text:style-name="P3"/>
      <text:p text:style-name="P53">CLOUDFRONT performance can be affected from :</text:p>
      <text:p text:style-name="P53">- File Size and type of file</text:p>
      <text:p text:style-name="P53">-Havaing to remake the request from the edge location to the origin</text:p>
      <text:p text:style-name="P53"><text:tab/>requests from edge location to origin thake time.</text:p>
      <text:p text:style-name="P53"><text:tab/>The higher the load is on your source the higher the latency.</text:p>
      <text:p text:style-name="P53"/>
      <text:p text:style-name="P53">** Longer cache periods increases performance(because less data is nedded to come from the origin)</text:p>
      <text:p text:style-name="P3"/>
      <text:p text:style-name="P38">ROUTE53: -------------------------------------------------------------------------------------------------------</text:p>
      <text:p text:style-name="P39"/>
      <text:p text:style-name="P16">This is DNS service that provided by AWS.</text:p>
      <text:p text:style-name="P16">- You can register a new domain</text:p>
      <text:p text:style-name="P16">- You can <text:s/>use route 53 to do health checks for your application for you, if the healtcheck isnt good you can define another route called failover route in the dns records <text:s/>, than the route wil change.</text:p>
      <text:p text:style-name="P16">- You can add dns record for your domain :</text:p>
      <text:p text:style-name="P16">**Public <text:s/>hosted zones:</text:p>
      <text:p text:style-name="P16">container that holds informtaion about how traffic is routed <text:s/>on the domain , from <text:a xlink:type="simple" xlink:href="http://www.mydomain.com/" text:style-name="Internet_20_link" text:visited-style-name="Visited_20_Internet_20_Link">www.mydomain.com</text:a> to what resource in AWS.</text:p>
      <text:p text:style-name="P16">**Private hosted zones: </text:p>
      <text:p text:style-name="P16">container that holds information about how you want to route traffic between your subdomains.</text:p>
      <text:p text:style-name="P16"/>
      <text:p text:style-name="P16">–After you create a hosted zone you can route traffic(you need to create dns records in the Hoted zone) to different resources in AWS like S3,EC2,ELB and so on...</text:p>
      <text:p text:style-name="P16">– Hosted zone come populated with NS records (names of AWS dns servers) and SOA(START OF AUTORITY) record set</text:p>
      <text:p text:style-name="P16"/>
      <text:p text:style-name="P16">different record set:</text:p>
      <text:p text:style-name="P16">A: used to point a domain to an ipv4 addresse</text:p>
      <text:p text:style-name="P16">CNAME: used to point a <text:s/>hostname to another hostname</text:p>
      <text:p text:style-name="P16">MX: points to a mail server</text:p>
      <text:p text:style-name="P16">NS: points to another dns server to check for other records</text:p>
      <text:p text:style-name="P16"/>
      <text:p text:style-name="P16">ALIAS RECORD SET:</text:p>
      <text:p text:style-name="P16">you can point traffic <text:span text:style-name="T2">NOT TO IP ADDRESS </text:span>else, you can route to an <text:span text:style-name="T2">AWS RESOURCE</text:span>.</text:p>
      <text:p text:style-name="P16"/>
      <text:p text:style-name="P16"/>
      <text:p text:style-name="P16"/>
      <text:p text:style-name="P16"/>
      <text:p text:style-name="P16"/>
      <text:p text:style-name="P16"><text:soft-page-break/>Routing Policy: different option that will determine how to route the traffic</text:p>
      <text:p text:style-name="P16">- Simple : Route all traffic to an endpoint.</text:p>
      <text:p text:style-name="P16">- Failover: This will route traffic to a “secondary” endpoint if the “primary” endpoint is not available.</text:p>
      <text:p text:style-name="P16">- Latency: This will route traffic based on latency of users to the endpoints</text:p>
      <text:p text:style-name="P16">- Geolocation: this will route different users to closest endpoint in the world.</text:p>
      <text:p text:style-name="P16"/>
      <text:p text:style-name="P16"/>
      <text:p text:style-name="P40">Network ACCES CONTROL LIST: ------------------------------------------------------------------------</text:p>
      <text:p text:style-name="P40"/>
      <text:p text:style-name="P17">Operate at the subnet level.</text:p>
      <text:p text:style-name="P17">Support ALLOW or DENY rules for INCOMING/ OUTGOING <text:s/>traffic to the subnet.</text:p>
      <text:p text:style-name="P17">They are stateles means that every rule that you define to get in the INCOMING TRAFFIC needs to be configure to go OUTBOUND also. Its not automaticaly.</text:p>
      <text:p text:style-name="P17">The last rule in every ACL is “catch all” deny rule.</text:p>
      <text:p text:style-name="P17">Controls traffic in and out of a subnet.</text:p>
      <text:p text:style-name="P17">**Very Important!! <text:span text:style-name="T12">rules are evaluated from lowest to highest based on rule number.</text:span></text:p>
      <text:p text:style-name="P17">The first rule <text:span text:style-name="T12">founs for a type of truffic will be applied .</text:span></text:p>
      <text:p text:style-name="P17">Best practice is to increment numbers by 10 <text:span text:style-name="T12">for each rule</text:span>.</text:p>
      <text:p text:style-name="P17"/>
      <text:p text:style-name="P17"/>
      <text:p text:style-name="P41">Subnets:-------------------------------------------------------------------------------------------------------------</text:p>
      <text:p text:style-name="P18">When you create a VPC in a region it spans on all the AZ in that region , meaning that you can create <text:span text:style-name="T13">subnets( virtual networks in different regions) in different regions</text:span></text:p>
      <text:p text:style-name="P19">subnets can be PUBLIC and PRIVATE, every subnet needs to be connected to a route table.</text:p>
      <text:p text:style-name="P19"/>
      <text:p text:style-name="P19">Route table: </text:p>
      <text:p text:style-name="P19">Route table define your traffic inside and outside of your vpc , meaning that traffic to the network from your subnet will be routed outside of the subnet , outside of the vpc with the route table.</text:p>
      <text:p text:style-name="P19">In order for a subnet to become Public you need to attache the subnet to a route table that has a IG</text:p>
      <text:p text:style-name="P19">internet gateway.(IG – this is a service that will traffic network from your VPC to the internet)</text:p>
      <text:p text:style-name="P19">If a route table doesnt have IG attached to it(It will become Private) , any traffic that is defined in the route table to go outside will not deliver (an EC2 in a Private subnet will not be able to connect to <text:s/>the internet , packet with destination not in the subnet of the VPC will not get to the destination)</text:p>
      <text:p text:style-name="P38"/>
      <text:p text:style-name="P20"><text:span text:style-name="T13">**By default all subnets in a VPC can communicate with each other (the first rule in the route table </text:span><text:span text:style-name="T4">**local** </text:span><text:span text:style-name="T13">means that subnets can communicate with each other not depending on the AVAILABILITY ZONE <text:s/>they are in ).</text:span></text:p>
      <text:p text:style-name="P20"/>
      <text:p text:style-name="P42">SECURITY-GROUPS:------------------------------------------------------------------------------------------</text:p>
      <text:p text:style-name="P19">this is the firewall of the ec2 instance , SG can be attached to different EC2 INSTANCES , it is stateful meaning that every inbound rule will automaticaly go to an outbound rule.</text:p>
      <text:p text:style-name="P19">Traffic that can come in the SG will be able to go outbound.</text:p>
      <text:p text:style-name="P19">By default when you create a SG ALL TRAFFIC IS <text:span text:style-name="T14">DENIED.</text:span></text:p>
      <text:p text:style-name="P19"/>
      <text:p text:style-name="P19"/>
      <text:p text:style-name="P19"/>
      <text:p text:style-name="P20"/>
      <text:p text:style-name="P20"/>
      <text:p text:style-name="P20"/>
      <text:p text:style-name="P20"/>
      <text:p text:style-name="P20"/>
      <text:p text:style-name="P20"><text:soft-page-break/></text:p>
      <text:p text:style-name="P43">HIGH AVAILABILITY &amp;&amp; FAULT TOLERANCE:---------------------------------------------------</text:p>
      <text:p text:style-name="P21"/>
      <text:p text:style-name="P21">ELASTIC LOAD BALANCER:</text:p>
      <text:p text:style-name="P22">This AWS service allow to distriburt incomming <text:s/>truffic from one source to different targets that you define:</text:p>
      <text:p text:style-name="P22">load balancing reduce the network loas of an application / upgraded performance / less load on EC2 instances / the EC2 instance will not crash or overload .</text:p>
      <text:p text:style-name="P22"/>
      <text:p text:style-name="P22">ELB has its own health check and if <text:s/>the target not healty it will not send traffic to that target.</text:p>
      <text:p text:style-name="P22"/>
      <text:p text:style-name="P22"/>
      <text:p text:style-name="P22">- ELB can load balance accros availability zones in your VPC, it can be secured <text:s/>meaning that the elb wont have a public access . It will have only private access and by that the application will be more secured. PUBLIC FACING OR INTERNAL.</text:p>
      <text:p text:style-name="P22"/>
      <text:p text:style-name="P50"><text:span text:style-name="T2">Types of ELB </text:span>:</text:p>
      <text:p text:style-name="P22"/>
      <text:p text:style-name="P54">Classic ELB:</text:p>
      <text:p text:style-name="P22">Very dumb load balancer , simple load balancing between given EC2 instance.</text:p>
      <text:p text:style-name="P22">TCP, HTTP , SSL , HTTPS</text:p>
      <text:p text:style-name="P22"/>
      <text:p text:style-name="P54">Network load balancer:</text:p>
      <text:p text:style-name="P22"/>
      <text:p text:style-name="P23">If in your application you have times of picks, when suddenly your customer requests are spiked, the network load balncer is compatible for this situations and can scale up and handle a lot of network requests.</text:p>
      <text:p text:style-name="P23">Can be given only IP addresses for target.</text:p>
      <text:p text:style-name="P23">** This load balancer vanot be attached to AUTOSCALING GROUP.</text:p>
      <text:p text:style-name="P22"/>
      <text:p text:style-name="P22"/>
      <text:p text:style-name="P54">Application ELB:</text:p>
      <text:p text:style-name="P22"/>
      <text:p text:style-name="P23">This is a smart load balancer that can :</text:p>
      <text:p text:style-name="P23">First it can be attached to AutoScalingGroup , </text:p>
      <text:p text:style-name="P23">this is a content based routing , meanig you can determine where to send the customer depending on his url headers request for example: </text:p>
      <text:p text:style-name="P23">2 requests to the Application ELB /images and /menu <text:s/>will get to different EC2 instances or even to different Atarget groups (Autoscaling group)</text:p>
      <text:p text:style-name="P22"/>
      <text:p text:style-name="P22"/>
      <text:p text:style-name="P22">**ELB CAN COMBINE/ BE PAIRED WITH AUTO-SCALING GROUP and this will make your application HIGH-AVAILABLE and FAULT-TOLARENT</text:p>
      <text:p text:style-name="P22">in order to combine ELB <text:s/>with AUTOSCALING you need to create a target group for thw AUTO-SCALING.</text:p>
      <text:p text:style-name="P22"/>
      <text:p text:style-name="P22"/>
      <text:p text:style-name="P22"/>
      <text:p text:style-name="P22"/>
      <text:p text:style-name="P22"/>
      <text:p text:style-name="P22"/>
      <text:p text:style-name="P22"/>
      <text:p text:style-name="P22"><text:soft-page-break/></text:p>
      <text:p text:style-name="P22">EXPLAINED STATELESS ARCHITECTURE:</text:p>
      <text:p text:style-name="P23">If you have an application that uses data on the host machine and not remotly, the load balancer can route the same user to the same target all the time , but what will happen if the host is down, there for <text:s/>stateless architecture is perferred because if the application will use db that is not on the host , the ELB <text:s/>can route users to differnent EC2 instance and the data will not be on the host so if a host(EC2) will shutdown no user will be affected.</text:p>
      <text:p text:style-name="P38"/>
      <text:p text:style-name="P43">BASTION HOST &amp;&amp; NAT NETWORKING:------------------------------------------------------------</text:p>
      <text:p text:style-name="P24"/>
      <text:p text:style-name="P24">BASTION HOST:</text:p>
      <text:p text:style-name="P24">This service is provided to secure you application , <text:s/>basically you EC2 instances that servers you application will be deployed in PRIVATE SUBNETS , meaning that noone from the network can acces the instance directly, you need to deploy a new instance in a PUBLIC SUBNET <text:s/>and you need to configure the route table , than you can ssh from the bastion instance to the app instace.</text:p>
      <text:p text:style-name="P24">BASTION IS A GATEWAY for the dev team to get acces to the EC2 instance of the app.</text:p>
      <text:p text:style-name="P25">You need to configure in the SG and in the RT that the bastion can ssh on 22 to the EC2.</text:p>
      <text:p text:style-name="P25"/>
      <text:p text:style-name="P25">NAT Gateway:</text:p>
      <text:p text:style-name="P25">If the EC2 instances that servers your app are in PRIVATE SUBNETS , they dont have access to the network , therefor to <text:s/>secure the network from the interent <text:s/>NAT <text:s/>gateway is here.</text:p>
      <text:p text:style-name="P25">You need to launch the NAT GATEWAY in a public subnet and configure the routes that if an EC2 instance need to get to the internet the PRIVATE-RT will truffic the data to the NAT and from there to the network and back .</text:p>
      <text:p text:style-name="P25">NAT will prevent any network from outside the VPC entering your EC2 application.</text:p>
      <text:p text:style-name="P25">You need NAT if your EC2<text:tab/>will be deployed in the PRIVATE-SUBNETS.</text:p>
      <text:p text:style-name="P25"/>
      <text:p text:style-name="P25"/>
      <text:p text:style-name="P25">Also if your application is in PRIVATE-SUBNETS you need you ELB to be able to send <text:s/>trufficto the PRIVAE-SUBNET (configure in the route table (PRIVATE-RT))</text:p>
      <text:p text:style-name="P4"/>
      <text:p text:style-name="P1"/>
      <text:p text:style-name="P35">EC2:-------------------------------------------------------------------------------------------------------------</text:p>
      <text:p text:style-name="P35"/>
      <text:p text:style-name="P63">EC2 are the “servers” in the cloud / this is the instances, miimical the on-premise server.</text:p>
      <text:p text:style-name="P63">Combined from : AMI , INSTANCE-TYPE, NETWORK-INTERFACE,STORAGE.</text:p>
      <text:p text:style-name="P63">AMI- the type of os and another setting, if you are going to create an image from an running instance you will need to adign to it the instance type, </text:p>
      <text:p text:style-name="P63">INSTANCE-TYPE <text:s/>describes the “hardware” that the hypervisor can give your instance,</text:p>
      <text:p text:style-name="P63">CPU,MEMORY </text:p>
      <text:p text:style-name="P63">NETWORK-INTERFACE: this is the interface to wich you need to send data to contect your EC2</text:p>
      <text:p text:style-name="P63">STORAGE – what type of storage your intance will have(EBS,INSTANCE STORE)</text:p>
      <text:p text:style-name="P63"/>
      <text:p text:style-name="P63">very important!!!! legacy EC2 instance had the opertunity to be lunched without any VPC ,</text:p>
      <text:p text:style-name="P63">now you <text:span text:style-name="T15">must attache EC2 to a <text:s/>VPC</text:span></text:p>
      <text:p text:style-name="P64">you can use userdata- to automate proces of installing your custom program / like statrup script </text:p>
      <text:p text:style-name="P64">** to connect to an ec2 instance you need access key that you define will your building your EC2</text:p>
      <text:p text:style-name="P64"/>
      <text:p text:style-name="P64"/>
      <text:p text:style-name="P64"/>
      <text:p text:style-name="P64"/>
      <text:p text:style-name="P64"/>
      <text:p text:style-name="P64"><text:soft-page-break/></text:p>
      <text:p text:style-name="P64">purchasing option : </text:p>
      <text:p text:style-name="P64">-On-demand</text:p>
      <text:p text:style-name="P64">you will pay for the time that your instance is up and depand on regions , instance-type.</text:p>
      <text:p text:style-name="P64"/>
      <text:p text:style-name="P64">-Reserve:</text:p>
      <text:p text:style-name="P64">if you want to reserve an instance , and you are sure that it will be on for the year, time you specify, you can by a reserved instance . Than you will have a discount.</text:p>
      <text:p text:style-name="P64"/>
      <text:p text:style-name="P64">***<text:span text:style-name="T16">PLACEMENT-GROUPS***</text:span></text:p>
      <text:p text:style-name="P65">this is a solution for you if you need your instances to have a very low network latency between them, AWS will try to deploy your instances that are in a placement group as close as possible on close host at a certain DATACENTER in a certain AZ, placement group need to be in the same AZ,</text:p>
      <text:p text:style-name="P65"/>
      <text:p text:style-name="P65">you can add host ot a PLACEMENT GROUP, if an instance is stopped , when it starts It will be deploy in the placement group, but you cannot <text:s/>merge placement groups.</text:p>
      <text:p text:style-name="P65"/>
      <text:p text:style-name="P65"/>
      <text:p text:style-name="P65">STORAGE OPTIONS FOR EC2 :</text:p>
      <text:p text:style-name="P65"/>
      <text:p text:style-name="P57">EFS:(Elastic File System): <text:s/><text:span text:style-name="T17">אחסון חיצוני אופציה למשותף</text:span></text:p>
      <text:p text:style-name="P65">- EFS IS a shared remote filesystem for EC2,</text:p>
      <text:p text:style-name="P65"><text:s/>you can use / mount <text:s/>same FILESYSTEM across diferent EC2 instances.</text:p>
      <text:p text:style-name="P65">**EFS filesystems <text:s/>can be mounted to on-premise servers, </text:p>
      <text:p text:style-name="P65">In this type of storage you pay only for the amount of data you are storing , and you can scale up the data storage as much as you need, not need to configure size.</text:p>
      <text:p text:style-name="P65">Very good network performance, the datastore is not local and for that there is redondency.</text:p>
      <text:p text:style-name="P65"/>
      <text:p text:style-name="P58">EBS: ELASTIC BLOCK STORE: אחסון חיצוני לא משותף (בעל יכולת לגיבוי)</text:p>
      <text:p text:style-name="P67">EBS are persistnent, that means that if toyr EC2 is down the storage will stay up,</text:p>
      <text:p text:style-name="P67">it is not connected and it is not on the same host , </text:p>
      <text:p text:style-name="P67">you can provision the <text:span text:style-name="T2">IOPS </text:span>for your data, if you need certain EC2 instances to have a faster read to a specified EBS.</text:p>
      <text:p text:style-name="P67">You can change . Attache / detach EBS from one EC2 to another EC2 , lats say that you run an application and the EC2 is stopped , you can attache the EBS volume to a new EC2 instance and run <text:s/>the application .</text:p>
      <text:p text:style-name="P66">EBS is not elastic , you need to provision your blocks size!!!!<text:span text:style-name="T18">1.</text:span></text:p>
      <text:p text:style-name="P67">You need to initialise a volume, the first time you use the EBS volume it will be slow because it is not initializ(nothing is writen to the BLOCKs) there for you need to initialize it to use it faster.</text:p>
      <text:p text:style-name="P67">****Manually reading all the blocks of the <text:s/>EBS will avoid the impact of a new volume.***</text:p>
      <text:p text:style-name="P67">****you can take snapshot to S3 for this EBS***</text:p>
      <text:p text:style-name="P67"/>
      <text:p text:style-name="P67"/>
      <text:p text:style-name="P59">EC2 INSTANCE STOR VOLUMES:</text:p>
      <text:p text:style-name="P67">virtual devices attached to the EC2 instance are on the same HOST in the datacenter, </text:p>
      <text:p text:style-name="P67">if the EC2 instance will shutdown the INSTANCE STORE will erase, that type on data called</text:p>
      <text:p text:style-name="P67">EPHEMERAL DATA. It is not secured data, because of E2 failes……</text:p>
      <text:p text:style-name="P67">this is very fast IOPS(read/write data is fast), basically neede for NOSQL DATABASES, GAMING…..</text:p>
      <text:p text:style-name="P67"/>
      <text:p text:style-name="P67"/>
      <text:p text:style-name="P67"/>
      <text:p text:style-name="P73"><text:soft-page-break/>LAMBDA/ SERVERLESS-ARCHITECTURE/API-GATEWAY:---------------------------</text:p>
      <text:p text:style-name="P69"/>
      <text:p text:style-name="P55">LAMBDA FUNCTION:</text:p>
      <text:p text:style-name="P69">this is a “serverless “ computing service, basically you write you code and you need to choose your type of computing power and than AWS takes your code on one of THEIR HOSTS and runs it , you do not need to run this code from your EC2 instances, this is a high availability,durable,fault-tolerance solution. <text:s/>(AWS LAMBDA supports languasge like : python , nodejs, java go)</text:p>
      <text:p text:style-name="P69">Lambda can integrate with other resources , you can make CLOUDWATCH <text:s/>to trigger a lambda function ,</text:p>
      <text:p text:style-name="P69">here you alslo pay as you go , meaning that you pay only when your code is running,</text:p>
      <text:p text:style-name="P69"/>
      <text:p text:style-name="P69">OPTION TO USE :(triggers form lambda)</text:p>
      <text:p text:style-name="P69">- Changes to amazon S3 BUCKET </text:p>
      <text:p text:style-name="P60">-<text:span text:style-name="T19"> </text:span><text:span text:style-name="T20">CloudTrail can <text:s/>write logs from s3 bucket so you can trigger a lambda function if some specific action happened on S3 , create a metric from the log and then the alarm will trigger the lambda function.</text:span></text:p>
      <text:p text:style-name="P60"><text:span text:style-name="T20">- SQS queue</text:span></text:p>
      <text:p text:style-name="P60"><text:span text:style-name="T20"/></text:p>
      <text:p text:style-name="P60"><text:span text:style-name="T20"/></text:p>
      <text:p text:style-name="P60"><text:span text:style-name="T20">**</text:span><text:span text:style-name="T21">YOU CAN USE APIGATEWAY TO CALL LAMBDA FUNCTION AND THEN YOU WILL HAVE A SERVERLESS API !***</text:span></text:p>
      <text:p text:style-name="P60"><text:span text:style-name="T21"/></text:p>
      <text:p text:style-name="P60"><text:span text:style-name="T20"/></text:p>
      <text:p text:style-name="P61"><text:span text:style-name="T7">A</text:span><text:span text:style-name="T5">PI-GATEWAY: super important application programming interface</text:span></text:p>
      <text:p text:style-name="P61"><text:span text:style-name="T5"/></text:p>
      <text:p text:style-name="P75"><text:span text:style-name="T5">*multiple frontends using the same backends- mobile apps, web servers, that need to query db</text:span></text:p>
      <text:p text:style-name="P75"><text:span text:style-name="T5"/></text:p>
      <text:p text:style-name="P76"><text:span text:style-name="T5">URL (with paramteres) will get you a specified custumed function that is described in API-GATEWAY in AWS</text:span></text:p>
      <text:p text:style-name="P75"><text:span text:style-name="T5">* the backend will develop an api : </text:span><text:a xlink:type="simple" xlink:href="https://example/get-id" text:style-name="Internet_20_link" text:visited-style-name="Visited_20_Internet_20_Link"><text:span text:style-name="T5">https://example/get-id</text:span></text:a></text:p>
      <text:p text:style-name="P75"><text:span text:style-name="T5"/></text:p>
      <text:p text:style-name="P75"><text:span text:style-name="T5">* the front end will use the api for thy use.</text:span></text:p>
      <text:p text:style-name="P76"><text:span text:style-name="T5">This is the ENDPOINT for front edn develpers.</text:span></text:p>
      <text:p text:style-name="P76"><text:span text:style-name="T5">you can configure how/what the http (get/post/push) that you can receive to your APIGATEWAY.</text:span></text:p>
      <text:p text:style-name="P76"><text:span text:style-name="T5"/></text:p>
      <text:p text:style-name="P76"><text:span text:style-name="T5">You can roll back to previous API deployments , custom domain names can point to API calls</text:span></text:p>
      <text:p text:style-name="P76"><text:span text:style-name="T5"/></text:p>
      <text:p text:style-name="P76"><text:span text:style-name="T5">**you pay for your usage AS YOU GO for each put/get/post that api does</text:span></text:p>
      <text:p text:style-name="P76"><text:span text:style-name="T5"/></text:p>
      <text:p text:style-name="P62"><text:span text:style-name="T5">SERVERLESS COMPUTING</text:span></text:p>
      <text:p text:style-name="P76"><text:span text:style-name="T5">this means that you are going to serve a web site for example on an <text:s/>S3 BUCKET </text:span></text:p>
      <text:p text:style-name="P76">WITHOUT <text:span text:style-name="T5">provisionning any new EC2 instance , server a website on S3 , from the 3 you can call API-GATEWAY (from domain names that will cause an API-GATEWAY , and you can do it from a given URL) <text:s/>API-GATEWAY will <text:s/>call LAMBDA function that you wrote and will run you backend code for you ( maybe even interacting an RDS) than the response is going back to your bucket and to your client .</text:span></text:p>
      <text:p text:style-name="P76"><text:span text:style-name="T5"/></text:p>
      <text:p text:style-name="P76"><text:span text:style-name="T5">S3&gt;&gt;API-GATEWAY&gt;&gt;LAMBDA-FUNCTION&gt;&gt;RDS </text:span></text:p>
      <text:p text:style-name="P76"><text:span text:style-name="T5"/></text:p>
      <text:p text:style-name="P76"><text:span text:style-name="T5"/></text:p>
      <text:p text:style-name="P76"><text:span text:style-name="T5"/></text:p>
      <text:p text:style-name="P68"/>
      <text:p text:style-name="P74"><text:soft-page-break/>ECS Container service:---------------------------------------------------------------------------------------</text:p>
      <text:p text:style-name="P70">Very important this is a tool for orchestration of docker container.</text:p>
      <text:p text:style-name="P70">You can manage containers, deploy on hosts , scale up container based on cpu, you need to specify for each container that run on your host this stuff :: </text:p>
      <text:p text:style-name="P70">Docker image, Container registry, amount of CPU/MEMORY that he can use from the host </text:p>
      <text:p text:style-name="P70">and more……</text:p>
      <text:p text:style-name="P70"/>
      <text:p text:style-name="P70">this is an AWS solution for container orchestrations</text:p>
      <text:p text:style-name="P70"/>
      <text:p text:style-name="P71">ELASTIC BEANSTALK:</text:p>
      <text:p text:style-name="P71"/>
      <text:p text:style-name="P71"/>
      <text:p text:style-name="P5"/>
      <text:p text:style-name="P35">VPC: <text:span text:style-name="T22">VIRTUAL PRIVATE CLOUD:-----------------------------------------------------------------------</text:span></text:p>
      <text:p text:style-name="P77">every vpc is network isolated from the network , this is a park in aws dedicated for you .</text:p>
      <text:p text:style-name="P77">Virtual network park for you, you will need to attache Internet-gateway to your VPC in order for your resources to communicate with the network.</text:p>
      <text:p text:style-name="P1"/>
      <text:p text:style-name="P1"/>
      <text:p text:style-name="P1"/>
      <text:p text:style-name="P44">CLOUD WATCH:-----------------------------------------------------------------------------------------------</text:p>
      <text:p text:style-name="P26">This is the monitoring service provided by AWS:</text:p>
      <text:p text:style-name="P26">you can use AWS metrics and monitor them or you can create your own metric:</text:p>
      <text:p text:style-name="P26">example from creating a metric:</text:p>
      <text:p text:style-name="P26">you can use AWS CLOUD TRAIL to write the logs to AWS CLOUD WATCH from there you can monitor the logs and create a metric that will check if specific <text:s/>action has been done on s3 bucket.</text:p>
      <text:p text:style-name="P26">Than from metrics you can create alarms that every alarm can take an alerts that will do something (Lambda function or PUBLISH to sns topic)</text:p>
      <text:p text:style-name="P26">You can <text:s/>scheduele events to run with <text:span text:style-name="T23">cloudwatch!!</text:span></text:p>
      <text:p text:style-name="P26">****DIFFERENT METRIC TO DIFFERENT AWS RESOURCES(EC2,S3)****</text:p>
      <text:p text:style-name="P26"/>
      <text:p text:style-name="P26">***CLOUD WATCH LOGS**** -centralized Repository, Metrics made from logs</text:p>
      <text:p text:style-name="P26"/>
      <text:p text:style-name="P56">VPC FLOW LOGS :----------</text:p>
      <text:p text:style-name="P72">this allow you to collect information about the IP traffic going to and from network interfaces in your VPC.</text:p>
      <text:p text:style-name="P72">Flow logs can be created on VPC,SUBNET,INTERFACE</text:p>
      <text:p text:style-name="P72">you can trigger alarm based on a Log from this FLOW LOGS</text:p>
      <text:p text:style-name="P72">LIKE TCPDUMP</text:p>
      <text:p text:style-name="P27"/>
      <text:p text:style-name="P26">METRICS&gt;&gt;&gt;&gt;&gt;&gt;ALARMS&gt;&gt;&gt;&gt;&gt;&gt;&gt;ACTIONS(LAMBDA)(SNS PUBLISH TO TOPIC)</text:p>
      <text:p text:style-name="P7"/>
      <text:p text:style-name="P44">CLOUD TRAIL:--------------------------------------------------------------------------------------------</text:p>
      <text:p text:style-name="P28">Cloudtrail is an API logging service that logs API caals made to AWS,</text:p>
      <text:p text:style-name="P28">that means that it allows you to view what actions users on your AWS accont have performed.</text:p>
      <text:p text:style-name="P28">CloudTrail can log every configuration change in your acount.</text:p>
      <text:p text:style-name="P28">This service detects changes on a lot of resources:</text:p>
      <text:p text:style-name="P28"/>
      <text:p text:style-name="P28">Security groups,VPC changes, Failed Console login Attempts, Failed API Authorizations, IAM changes</text:p>
      <text:p text:style-name="P28"/>
      <text:p text:style-name="P8"/>
      <text:p text:style-name="P45"><text:soft-page-break/>RDS:--------------------------------------------------------------------------------------------------------------</text:p>
      <text:p text:style-name="P79">Fully managed Relational Database service:</text:p>
      <text:p text:style-name="P79">you have the abillity to provission ON-DEMAND scaling of HARDWARE </text:p>
      <text:p text:style-name="P79">for backup and HIGH-AVAILABILTY you can enable Multi-AZ it means that your RDS will be in multiple availability zones so its high available and fult tolarence.</text:p>
      <text:p text:style-name="P79">You can utilize read replicas to ofload primary workload.(in READ-REPLICA you can only write new data to the primary, if it fails you will need to promot the replica to be writeable)</text:p>
      <text:p text:style-name="P79"/>
      <text:p text:style-name="P79">MYSQL,MARIADB,POSTGRESSQL,ORACLE,AORA(fastet engine and R/W to data fast)</text:p>
      <text:p text:style-name="P79">**All the DB is managed by AWS, backup are automatic, no warry of stability of the server running the DB, you get acces to tables and can manage them.</text:p>
      <text:p text:style-name="P79">You PAY AS YOU GO!!!!!!</text:p>
      <text:p text:style-name="P79">STANDBY will be there if your db will shutdown it will take over all the traffic / queries right away.</text:p>
      <text:p text:style-name="P79"/>
      <text:p text:style-name="P6"/>
      <text:p text:style-name="P45">DYNAMODB:---------------------------------------------------------------------------------------------------</text:p>
      <text:p text:style-name="P80">FULLY MANAGED NOSQL DATABASE!!</text:p>
      <text:p text:style-name="P80">It is similar to MONGODB but this is asolution from AWS.</text:p>
      <text:p text:style-name="P80">Schema-less and uses KEY-VALUE store in the db.</text:p>
      <text:p text:style-name="P80">This is good for fast and for unstructured dbs , (gaming)</text:p>
      <text:p text:style-name="P80">fast query results</text:p>
      <text:p text:style-name="P80">PAY AS YOU GO (pay for every query that you do from the db)</text:p>
      <text:p text:style-name="P80">it will be high available and fault tolerance , AWS will be responsible for this.</text:p>
      <text:p text:style-name="P6"/>
      <text:p text:style-name="P6"/>
      <text:p text:style-name="P45">NEPTUNE:------------------------------------------------------------------------------------------------------</text:p>
      <text:p text:style-name="P29">NOSQL DB WITH OPENSOURCE API, USED TO MANAGE CREATE GRAPHS</text:p>
      <text:p text:style-name="P6"/>
      <text:p text:style-name="P6"/>
      <text:p text:style-name="P45">ELASTICACHE:-----------------------------------------------------------------------------------------------</text:p>
      <text:p text:style-name="P29">this is a solution that will upgrade your db</text:p>
      <text:p text:style-name="P29">the elastic cache will cache queries done to your db, meanig that every query on your db is send to the cach, the user is starting from the Elasticcache if he has a query::::&gt;&gt;&gt;</text:p>
      <text:p text:style-name="P29"/>
      <text:p text:style-name="P29">in this type of architecture the user wont talk directly with the db, it will speak only with the cache</text:p>
      <text:p text:style-name="P29">if there is a cache hit , the user will get very fast data, if there is a cache miss , the elasticache will send the query to the RDS/DYNAMODB/ <text:s/>it will query the db and store it back in the elasticache , the user finally will get the answer from the cache .</text:p>
      <text:p text:style-name="P29"/>
      <text:p text:style-name="P29"/>
      <text:p text:style-name="P29">QUERY&gt;&gt;&gt;&gt;ELASTICCAHE&gt;&gt;&gt;&gt;HIT&gt;&gt;&gt;&gt;USER</text:p>
      <text:p text:style-name="P29"/>
      <text:p text:style-name="P29">QUERY&gt;&gt;&gt;&gt;ELASTICCACHE&gt;&gt;&gt;&gt;HITMISS&gt;&gt;DYNAMO/RDS&gt;&gt;ELASTICCACHE&gt;&gt;USER</text:p>
      <text:p text:style-name="P6"/>
      <text:p text:style-name="P6"/>
      <text:p text:style-name="P6"/>
      <text:p text:style-name="P6"/>
      <text:p text:style-name="P6"/>
      <text:p text:style-name="P6"/>
      <text:p text:style-name="P6"/>
      <text:p text:style-name="P6"/>
      <text:p text:style-name="P6"><text:soft-page-break/></text:p>
      <text:p text:style-name="P6"/>
      <text:p text:style-name="P45">REDSHIFT:-----------------------------------------------------------------------------------------------------</text:p>
      <text:p text:style-name="P81">This is a db for storing and manipulating big data</text:p>
      <text:p text:style-name="P81">can integrate with big data common tools like Tableau,Jaspersoft</text:p>
      <text:p text:style-name="P81">the data is stored in S3 , query big query fast with redshift</text:p>
      <text:p text:style-name="P45"/>
      <text:p text:style-name="P45">S<text:span text:style-name="T22">N</text:span>S:--------------------------------------------------------------------------------------------------------------</text:p>
      <text:p text:style-name="P6"/>
      <text:p text:style-name="P82">TOPIC:</text:p>
      <text:p text:style-name="P85">object that has subscribers and you can publish to it </text:p>
      <text:p text:style-name="P83"/>
      <text:p text:style-name="P82">SUBSCRIVER:</text:p>
      <text:p text:style-name="P85">for every topic you have an endpoint:</text:p>
      <text:p text:style-name="P85">emails ,sqs ,http ,lambda-func ,sms</text:p>
      <text:p text:style-name="P85">when there is a publish to a topic the action will be sent to the subscribers</text:p>
      <text:p text:style-name="P85">it can be an sms , email or an http post request.</text:p>
      <text:p text:style-name="P85"/>
      <text:p text:style-name="P82"/>
      <text:p text:style-name="P82">PUBLISHER:</text:p>
      <text:p text:style-name="P82"><text:s/><text:span text:style-name="T24">the thing that triggers the topic to send shit to the subscribers.</text:span></text:p>
      <text:p text:style-name="P85">It can be APPLICATION , S3 EVENT ,CLOUDWATCH ALARM </text:p>
      <text:p text:style-name="P85"/>
      <text:p text:style-name="P82"/>
      <text:p text:style-name="P6"/>
      <text:p text:style-name="P6"/>
      <text:p text:style-name="P82">PUBLISHER&gt;&gt;&gt;TOPIC&gt;&gt;SUBSCRIBER</text:p>
      <text:p text:style-name="P6"/>
      <text:p text:style-name="P45">DEEP EXPLAINED SQS:-----------------------------------------------------------------------------------</text:p>
      <text:p text:style-name="P30">if you will have task(query/apigateway) you can send it to many workers(instance lets say)</text:p>
      <text:p text:style-name="P30">so sqs is a queue of mesages(orders / action ) for workers to do</text:p>
      <text:p text:style-name="P30">when a worker will take a job from the queue the other workers will not take the same job</text:p>
      <text:p text:style-name="P30">so in this king of micro services you can have a job(an query needed for a user/ a user request)send to any worker(can be instance or a docker container) and the worker will take it .</text:p>
      <text:p text:style-name="P30">Requests are send to the queue and workers take the tasks from the queue . </text:p>
      <text:p text:style-name="P30">This will generate very optimized workflow.</text:p>
      <text:p text:style-name="P46"/>
      <text:p text:style-name="P6"/>
      <text:p text:style-name="P6"/>
      <text:p text:style-name="P46">SWF(SIMPLE WORKFLOW):---------------------------------------------------------------------------</text:p>
      <text:p text:style-name="P84">a tool to manage workflow.</text:p>
      <text:p text:style-name="P84"/>
      <text:p text:style-name="P84">This will manage the workflow:</text:p>
      <text:p text:style-name="P84">you can manage tasks/workers/ activities with this tool.</text:p>
      <text:p text:style-name="P6"/>
      <text:p text:style-name="P6"/>
      <text:p text:style-name="P6"/>
      <text:p text:style-name="P45">KINESIS/EMR:--------------------------------------------------------------------------------------------------</text:p>
      <text:p text:style-name="P78">need to add IAM role to give access from CloudTrail to send logs to these tools</text:p>
      <text:p text:style-name="P78">Big data tools that get the logs from KINESIS/EMR and can manipulate / do analytics on these type of data.</text:p>
      <text:p text:style-name="P6"/>
      <text:p text:style-name="P6"><text:soft-page-break/></text:p>
      <text:p text:style-name="P6"/>
      <text:p text:style-name="P6"/>
      <text:p text:style-name="P6"/>
      <text:p text:style-name="P6"/>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08:57:03.556010503</meta:creation-date>
    <dc:date>2019-01-03T18:28:19.276625655</dc:date>
    <meta:editing-duration>PT37M44S</meta:editing-duration>
    <meta:editing-cycles>7</meta:editing-cycles>
    <meta:generator>LibreOffice/5.1.6.2$Linux_X86_64 LibreOffice_project/10m0$Build-2</meta:generator>
    <meta:document-statistic meta:table-count="0" meta:image-count="0" meta:object-count="0" meta:page-count="12" meta:paragraph-count="289" meta:word-count="4265" meta:character-count="26389" meta:non-whitespace-character-count="22335"/>
  </office:meta>
</office:document-meta>
</file>